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anover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85">
            <text:p>185</text:p>
          </table:table-cell>
          <table:table-cell table:style-name="ce22" office:value-type="float" office:value="63">
            <text:p>6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19">
            <text:p>219</text:p>
          </table:table-cell>
          <table:table-cell table:style-name="ce23" office:value-type="float" office:value="120">
            <text:p>12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82">
            <text:p>282</text:p>
          </table:table-cell>
          <table:table-cell table:style-name="ce22" office:value-type="float" office:value="102">
            <text:p>10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36">
            <text:p>36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925">
            <text:p>925</text:p>
          </table:table-cell>
          <table:table-cell table:style-name="ce22" office:value-type="float" office:value="392">
            <text:p>392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47">
            <text:p>4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341">
            <text:p>341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44">
            <text:p>44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69">
            <text:p>369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131">
            <text:p>1131</text:p>
          </table:table-cell>
          <table:table-cell table:style-name="ce22" office:value-type="float" office:value="118">
            <text:p>118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56">
            <text:p>2056</text:p>
          </table:table-cell>
          <table:table-cell table:style-name="ce22" office:value-type="float" office:value="510">
            <text:p>510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